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Standard">
      <style:text-properties officeooo:rsid="00cd0622" officeooo:paragraph-rsid="00cd0622"/>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Les touches d’actions</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La légende</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p text:style-name="P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0</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8</text:page-number><text:s/>/ <text:page-count>10</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7T19:57:04.995977700</dc:date>
    <meta:editing-duration>PT7H28M48S</meta:editing-duration>
    <meta:editing-cycles>168</meta:editing-cycles>
    <meta:generator>LibreOffice/25.8.5.2$Windows_X86_64 LibreOffice_project/9c8b85f387cc00a89945a79c9e6239f32e450ac2</meta:generator>
    <meta:document-statistic meta:table-count="0" meta:image-count="2" meta:object-count="0" meta:page-count="10" meta:paragraph-count="118" meta:word-count="2323" meta:character-count="17362" meta:non-whitespace-character-count="14050"/>
  </office:meta>
</office:document-meta>
</file>